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1.06mm" fo:break-before="auto" style:use-optimal-row-height="true"/>
    </style:style>
    <style:style style:name="ro13" style:family="table-row">
      <style:table-row-properties style:row-height="40.53mm" fo:break-before="auto" style:use-optimal-row-height="true"/>
    </style:style>
    <style:style style:name="ro14" style:family="table-row">
      <style:table-row-properties style:row-height="11.29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ackground-color="transparent" fo:wrap-option="wrap" style:vertical-align="top"/>
      <style:paragraph-properties fo:text-align="center" fo:margin-left="0mm"/>
      <style:text-properties style:font-name="Roboto Condensed"/>
    </style:style>
    <style:style style:name="ce17" style:family="table-cell" style:parent-style-name="Default">
      <style:table-cell-properties fo:background-color="#faa61a" style:text-align-source="fix" style:repeat-content="false" fo:wrap-option="wrap" style:vertical-align="top"/>
      <style:paragraph-properties fo:text-align="center" fo:margin-left="0mm"/>
      <style:text-properties style:font-name="Roboto Condense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font-weight="bold" style:font-weight-asian="bold" style:font-weight-complex="bold" fo:font-style="italic" style:font-style-asian="italic" style:font-style-complex="italic" fo:color="#0066b3"/>
    </style:style>
    <style:style style:name="T5"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table:style-name="ce16"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table:style-name="ce16"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table:style-name="ce16"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table:style-name="ce16"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table:style-name="ce16"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table:style-name="ce16"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table:style-name="ce16"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5">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5">2. </text:span><text:span text:style-name="T5"><text:a xlink:href="https://moz.com/learn/seo/robots-meta-directives" xlink:type="simple">https://moz.com/learn/seo/robots-meta-directives</text:a></text:span></text:p>
          </table:table-cell>
          <table:table-cell table:number-columns-repeated="1017"/>
        </table:table-row>
        <table:table-row table:style-name="ro6">
          <table:table-cell table:style-name="ce16"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table:style-name="ce16"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7">
          <table:table-cell table:style-name="ce16"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10">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1">
          <table:table-cell table:style-name="ce16"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et <text:span text:style-name="T4">citation</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 ou de blokquote pour la citation</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table:style-name="ce16"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section</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2">
          <table:table-cell table:style-name="ce17"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table:style-name="ce16"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table:style-name="ce16"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table:style-name="ce17"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0">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table:style-name="ce17"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table:style-name="ce16"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3">
          <table:table-cell table:style-name="ce16"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0">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7"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table:style-name="ce17"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table:style-name="ce17"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text:p>
          </table:table-cell>
          <table:table-cell office:value-type="string" calcext:value-type="string">
            <text:p>Charger le JS après le html ou de manière asynchrone</text:p>
          </table:table-cell>
          <table:table-cell office:value-type="string" calcext:value-type="string">
            <text:p>Charger des fichiers JS au début, va bloquer le chargement du html, et dont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4">
          <table:table-cell table:style-name="ce17" office:value-type="float" office:value="24" calcext:value-type="float">
            <text:p>24</text:p>
          </table:table-cell>
          <table:table-cell office:value-type="string" calcext:value-type="string">
            <text:p>SEO</text:p>
          </table:table-cell>
          <table:table-cell office:value-type="string" calcext:value-type="string">
            <text:p><text:span text:style-name="T1">Ressources externes </text:span>(FontAwesome, jQuerry, Bootstrap) auto-hébergées</text:p>
          </table:table-cell>
          <table:table-cell office:value-type="string" calcext:value-type="string">
            <text:p>Utiliser les liens des CDN plutôt que héberger les ressources externes</text:p>
          </table:table-cell>
          <table:table-cell office:value-type="string" calcext:value-type="string">
            <text:p>Ces ressources externes étant très fréquemment utilisées, il est possible que l’utilisateur les ait déjà en cache, ce qui améliore la rapidité.</text:p>
            <text:p>Ou bien possibilité d’un chargement asynchrone</text:p>
          </table:table-cell>
          <table:table-cell office:value-type="string" calcext:value-type="string">
            <text:p>Utiliser des liens des CDN couramment utilisés : FontAwesome, jQuerry, Bootstrap</text:p>
          </table:table-cell>
          <table:table-cell office:value-type="string" calcext:value-type="string">
            <text:p>1. <text:a xlink:href="https://developers.google.com/fonts/faq#will_web_fonts_slow_down_my_page" xlink:type="simple">https://developers.google.com/fonts/faq#will_web_fonts_slow_down_my_page</text:a></text:p>
            <text:p>2. <text:a xlink:href="https://fontawesome.com/v4.7.0/get-started/" xlink:type="simple">https://fontawesome.com/v4.7.0/get-started/</text:a></text:p>
          </table:table-cell>
          <table:table-cell table:number-columns-repeated="1017"/>
        </table:table-row>
        <table:table-row table:style-name="ro7">
          <table:table-cell table:style-name="ce17" office:value-type="float" office:value="25" calcext:value-type="float">
            <text:p>25</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0">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table:style-name="ce16"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4">
          <table:table-cell table:style-name="ce16"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0" table:number-rows-repeated="11">
          <table:table-cell table:style-name="Default" table:number-columns-repeated="1023"/>
          <table:table-cell/>
        </table:table-row>
        <table:table-row table:style-name="ro10" table:number-rows-repeated="104852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12:04:02.502556063">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1T15:55:30.434096617</dc:date>
    <meta:editing-duration>PT3H49M23S</meta:editing-duration>
    <meta:editing-cycles>17</meta:editing-cycles>
    <meta:document-statistic meta:table-count="1" meta:cell-count="202" meta:object-count="0"/>
  </office:meta>
</office:document-meta>
</file>